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89cm" fo:min-width="2.244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965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9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106cm" svg:stroke-color="#000000" draw:marker-start-width="0.358cm" draw:marker-end-width="0.358cm" draw:fill-color="#ffffff" draw:textarea-horizontal-align="justify" draw:textarea-vertical-align="middle" draw:auto-grow-height="false" fo:min-height="0.789cm" fo:min-width="0.996cm" fo:padding-top="0.177cm" fo:padding-bottom="0.177cm" fo:padding-left="0.302cm" fo:padding-right="0.302cm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26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366cm" fo:padding-top="0.142cm" fo:padding-bottom="0.142cm" fo:padding-left="0.267cm" fo:padding-right="0.26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cm" fo:min-width="0.9cm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89cm" fo:min-width="1.696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855cm" fo:min-width="0.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53cm" fo:line-height="115%" fo:text-indent="0cm" style:text-autospace="none"/>
    </style:style>
    <style:style style:name="P5" style:family="paragraph">
      <loext:graphic-properties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6" style:family="paragraph">
      <style:paragraph-properties fo:margin-left="0cm" fo:margin-right="0cm" fo:margin-top="0cm" fo:margin-bottom="0cm" fo:line-height="115%" fo:text-indent="0cm" style:text-autospace="none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9" style:family="paragraph">
      <style:paragraph-properties fo:margin-left="0cm" fo:margin-right="0cm" fo:margin-top="0cm" fo:margin-bottom="0cm" fo:line-height="115%" fo:text-align="center" fo:text-indent="0cm" style:text-autospace="none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15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11" style:family="paragraph">
      <style:paragraph-properties fo:margin-left="0cm" fo:margin-right="0cm" fo:margin-top="0cm" fo:margin-bottom="0.353cm" fo:line-height="115%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1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-color="#ffffff" draw:opacity="0%"/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0pt" fo:language="en" fo:country="US" style:font-name-asian="SimSun" style:font-size-asian="11pt" style:font-name-complex="Calibri" style:font-size-complex="11pt" style:language-complex="ar" style:country-complex="SA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181cm" svg:height="1.143cm" svg:x="5.095cm" svg:y="6.957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099cm" svg:height="1.143cm" svg:x="5.177cm" svg:y="5.241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181cm" svg:height="1.143cm" svg:x="5.144cm" svg:y="3.508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099cm" svg:height="1.143cm" svg:x="5.15cm" svg:y="1.751cm">
          <text:p text:style-name="P1"><text:span text:style-name="T1">Cold or</text:span></text:p>
          <text:p text:style-name="P1"><text:span text:style-name="T1">Sanitary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6.236cm" svg:y1="3.508cm" svg:x2="6.2cm" svg:y2="2.894cm" draw:start-shape="id1" draw:start-glue-point="4" draw:end-shape="id2" draw:end-glue-point="2" svg:d="M6236 3508l-36-614" svg:viewBox="0 0 37 615">
          <text:p/>
        </draw:connector>
        <draw:connector draw:style-name="gr3" draw:text-style-name="P3" draw:layer="layout" draw:type="line" svg:x1="6.227cm" svg:y1="5.241cm" svg:x2="6.236cm" svg:y2="4.651cm" draw:start-shape="id3" draw:start-glue-point="0" draw:end-shape="id1" draw:end-glue-point="8" svg:d="M6227 5241l9-590" svg:viewBox="0 0 10 591">
          <text:p/>
        </draw:connector>
        <draw:connector draw:style-name="gr3" draw:text-style-name="P3" draw:layer="layout" draw:type="line" svg:x1="6.187cm" svg:y1="6.957cm" svg:x2="6.227cm" svg:y2="6.384cm" draw:start-shape="id4" draw:start-glue-point="4" draw:end-shape="id3" draw:end-glue-point="2" svg:d="M6187 6957l40-573" svg:viewBox="0 0 41 574">
          <text:p/>
        </draw:connector>
        <draw:connector draw:style-name="gr3" draw:text-style-name="P3" draw:layer="layout" draw:type="line" svg:x1="8.652cm" svg:y1="7.509cm" svg:x2="7.277cm" svg:y2="7.529cm" draw:start-shape="id5" draw:end-shape="id4" draw:end-glue-point="6" svg:d="M8652 7509l-1375 20" svg:viewBox="0 0 1376 21">
          <text:p/>
        </draw:connector>
        <draw:custom-shape draw:style-name="gr4" draw:text-style-name="P5" xml:id="id5" draw:id="id5" draw:layer="layout" svg:width="2.848cm" svg:height="1.143cm" svg:x="8.652cm" svg:y="6.938cm">
          <text:p text:style-name="P4"><text:span text:style-name="T2">FlowStorageDevi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181cm" svg:height="1.143cm" svg:x="9.014cm" svg:y="4.808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2.499cm" svg:height="1.143cm" svg:x="8.896cm" svg:y="3.008cm">
          <text:p text:style-name="P1"><text:span text:style-name="T1">Name: </text:span></text:p>
          <text:p text:style-name="P6"><text:span text:style-name="T2">Storage Tank or</text:span></text:p>
          <text:p text:style-name="P4"><text:span text:style-name="T2">Water <text:s/>Tank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10.106cm" svg:y1="4.808cm" svg:x2="10.146cm" svg:y2="4.151cm" draw:start-shape="id6" draw:start-glue-point="4" draw:end-shape="id7" draw:end-glue-point="2" svg:d="M10106 4808l40-657" svg:viewBox="0 0 41 658">
          <text:p/>
        </draw:connector>
        <draw:connector draw:style-name="gr3" draw:text-style-name="P3" draw:layer="layout" draw:type="line" svg:x1="10.076cm" svg:y1="6.938cm" svg:x2="10.106cm" svg:y2="5.951cm" draw:start-shape="id5" draw:start-glue-point="0" draw:end-shape="id6" draw:end-glue-point="8" svg:d="M10076 6938l30-987" svg:viewBox="0 0 31 988">
          <text:p/>
        </draw:connector>
        <draw:custom-shape draw:style-name="gr6" draw:text-style-name="P2" xml:id="id8" draw:id="id8" draw:layer="layout" svg:width="2.434cm" svg:height="1.143cm" svg:x="1.8cm" svg:y="5.2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2.181cm" svg:height="1.143cm" svg:x="1.884cm" svg:y="8.946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svg:x1="5.096cm" svg:y1="7.529cm" svg:x2="3.017cm" svg:y2="6.343cm" draw:start-shape="id4" draw:start-glue-point="10" draw:end-shape="id8" svg:d="M5096 7529h-2079v-1186" svg:viewBox="0 0 2080 1187">
          <text:p/>
        </draw:connector>
        <draw:custom-shape draw:style-name="gr7" draw:text-style-name="P5" xml:id="id9" draw:id="id9" draw:layer="layout" svg:width="1.6cm" svg:height="1.143cm" svg:x="7.721cm" svg:y="12.557cm">
          <text:p text:style-name="P8"><text:span text:style-name="T2">Spac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181cm" svg:height="1.143cm" svg:x="7.418cm" svg:y="10.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11" draw:id="id11" draw:layer="layout" svg:width="1.799cm" svg:height="1.143cm" svg:x="7.599cm" svg:y="8.9cm">
          <text:p text:style-name="P9"><text:span text:style-name="T3">LongName: </text:span></text:p>
          <text:p text:style-name="P9"><text:span text:style-name="T2">Any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8.521cm" svg:y1="12.557cm" svg:x2="8.51cm" svg:y2="11.843cm" draw:start-shape="id9" draw:start-glue-point="0" draw:end-shape="id10" draw:end-glue-point="8" svg:d="M8521 12557l-11-714" svg:viewBox="0 0 12 715">
          <text:p/>
        </draw:connector>
        <draw:connector draw:style-name="gr3" draw:text-style-name="P3" draw:layer="layout" draw:type="line" svg:x1="8.51cm" svg:y1="10.7cm" svg:x2="8.499cm" svg:y2="10.043cm" draw:start-shape="id10" draw:start-glue-point="4" draw:end-shape="id11" draw:end-glue-point="2" svg:d="M8510 10700l-11-657" svg:viewBox="0 0 12 658">
          <text:p/>
        </draw:connector>
        <draw:connector draw:style-name="gr3" draw:text-style-name="P7" draw:layer="layout" svg:x1="7.721cm" svg:y1="13.128cm" svg:x2="2.976cm" svg:y2="10.089cm" draw:start-shape="id9" draw:start-glue-point="3" draw:end-shape="id12" draw:end-glue-point="8" svg:d="M7721 13128h-4745v-3039" svg:viewBox="0 0 4746 3040">
          <text:p/>
        </draw:connector>
        <draw:custom-shape draw:style-name="gr9" draw:text-style-name="P5" xml:id="id13" draw:id="id13" draw:layer="layout" svg:width="2.9cm" svg:height="1.143cm" svg:x="4.2cm" svg:y="10.7cm">
          <text:p text:style-name="P11"><text:span text:style-name="T2">PubliclyAccessibl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14" draw:id="id14" draw:layer="layout" svg:width="1.799cm" svg:height="1.143cm" svg:x="4.8cm" svg:y="8.857cm">
          <text:p text:style-name="P9"><text:span text:style-name="T2">Fals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3" draw:text-style-name="P3" draw:layer="layout" draw:type="line" svg:x1="5.651cm" svg:y1="10.7cm" svg:x2="5.7cm" svg:y2="10cm" draw:start-shape="id13" draw:start-glue-point="4" draw:end-shape="id14" draw:end-glue-point="2" svg:d="M5651 10700l49-700" svg:viewBox="0 0 50 701">
          <text:p/>
        </draw:connector>
        <draw:connector draw:style-name="gr3" draw:text-style-name="P7" draw:layer="layout" svg:x1="7.721cm" svg:y1="13.128cm" svg:x2="5.651cm" svg:y2="11.843cm" draw:start-shape="id9" draw:start-glue-point="3" draw:end-shape="id13" draw:end-glue-point="8" svg:d="M7721 13128h-2070v-1285" svg:viewBox="0 0 2071 1286">
          <text:p/>
        </draw:connector>
        <draw:connector draw:style-name="gr3" draw:text-style-name="P7" draw:layer="layout" draw:type="line" svg:x1="2.976cm" svg:y1="8.946cm" svg:x2="3.017cm" svg:y2="6.343cm" draw:start-shape="id12" draw:start-glue-point="4" draw:end-shape="id8" draw:end-glue-point="2" svg:d="M2976 8946l41-2603" svg:viewBox="0 0 42 2604">
          <text:p/>
        </draw:connector>
        <draw:custom-shape draw:style-name="gr10" draw:text-style-name="P12" xml:id="id15" draw:id="id15" draw:layer="layout" svg:width="2.8cm" svg:height="1.9cm" svg:x="10.7cm" svg:y="9.7cm">
          <text:p text:style-name="P1"><text:span text:style-name="T4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7" draw:layer="layout" svg:x1="11.5cm" svg:y1="7.509cm" svg:x2="12.1cm" svg:y2="9.7cm" draw:start-shape="id5" draw:start-glue-point="1" draw:end-shape="id15" draw:end-glue-point="4" svg:d="M11500 7509h600v2191" svg:viewBox="0 0 601 2192">
          <text:p/>
        </draw:connector>
        <draw:connector draw:style-name="gr3" draw:text-style-name="P7" draw:layer="layout" svg:x1="12.1cm" svg:y1="11.6cm" svg:x2="9.321cm" svg:y2="13.128cm" draw:start-shape="id15" draw:start-glue-point="6" draw:end-shape="id9" draw:end-glue-point="1" svg:d="M12100 11600v1528h-2779" svg:viewBox="0 0 2780 1529">
          <text:p/>
        </draw:connector>
        <draw:custom-shape draw:style-name="gr11" draw:text-style-name="P5" xml:id="id16" draw:id="id16" draw:layer="layout" svg:width="2.3cm" svg:height="1.143cm" svg:x="4cm" svg:y="16.708cm">
          <text:p text:style-name="P11"><text:span text:style-name="T2">Pipe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2.181cm" svg:height="1.143cm" svg:x="4.116cm" svg:y="14.851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16.708cm" svg:x2="5.208cm" svg:y2="15.994cm" draw:start-shape="id16" draw:start-glue-point="0" draw:end-shape="id17" draw:end-glue-point="8" svg:d="M5150 16708l58-714" svg:viewBox="0 0 59 715">
          <text:p/>
        </draw:connector>
        <draw:connector draw:style-name="gr3" draw:text-style-name="P3" draw:layer="layout" draw:type="line" svg:x1="4.117cm" svg:y1="15.423cm" svg:x2="3.598cm" svg:y2="15.422cm" draw:start-shape="id17" draw:start-glue-point="10" draw:end-shape="id18" draw:end-glue-point="1" svg:d="M4117 15423l-519-1" svg:viewBox="0 0 520 2">
          <text:p/>
        </draw:connector>
        <draw:custom-shape draw:style-name="gr8" draw:text-style-name="P10" xml:id="id18" draw:id="id18" draw:layer="layout" svg:width="1.799cm" svg:height="1.143cm" svg:x="1.798cm" svg:y="14.851cm">
          <text:p text:style-name="P9"><text:span text:style-name="T3">Name: </text:span></text:p>
          <text:p text:style-name="P9"><text:span text:style-name="T2">An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2" xml:id="id19" draw:id="id19" draw:layer="layout" svg:width="2.8cm" svg:height="1.9cm" svg:x="7.1cm" svg:y="14.7cm">
          <text:p text:style-name="P1"><text:span text:style-name="T4">IsCollid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3cm" svg:y1="17.279cm" svg:x2="8.5cm" svg:y2="16.6cm" draw:start-shape="id16" draw:start-glue-point="1" draw:end-shape="id19" draw:end-glue-point="6" svg:d="M6300 17279h2200v-679" svg:viewBox="0 0 2201 680">
          <text:p/>
        </draw:connector>
        <draw:connector draw:style-name="gr3" draw:text-style-name="P7" draw:layer="layout" draw:type="line" svg:x1="8.521cm" svg:y1="13.7cm" svg:x2="8.5cm" svg:y2="14.7cm" draw:start-shape="id9" draw:start-glue-point="2" draw:end-shape="id19" svg:d="M8521 13700l-21 1000" svg:viewBox="0 0 22 1001">
          <text:p/>
        </draw:connector>
        <draw:g>
          <draw:line draw:style-name="gr12" draw:text-style-name="P3" draw:layer="layout" svg:x1="7.76cm" svg:y1="14.409cm" svg:x2="8.18cm" svg:y2="14.409cm">
            <text:p/>
          </draw:line>
          <draw:line draw:style-name="gr12" draw:text-style-name="P3" draw:layer="layout" svg:x1="8.179cm" svg:y1="14.409cm" svg:x2="8.179cm" svg:y2="14.683cm">
            <text:p/>
          </draw:line>
          <draw:custom-shape draw:style-name="gr13" draw:text-style-name="P13" draw:layer="layout" svg:width="1.234cm" svg:height="1.139cm" svg:x="6.5cm" svg:y="13.861cm">
            <text:p text:style-name="P1"><text:span text:style-name="T1">(NOT)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5:07:45.691000000</meta:creation-date>
    <dc:date>2018-11-08T18:19:22.265000000</dc:date>
    <meta:editing-duration>PT4H6M36S</meta:editing-duration>
    <meta:editing-cycles>4</meta:editing-cycles>
    <meta:generator>LibreOffice/6.0.3.2$Windows_X86_64 LibreOffice_project/8f48d515416608e3a835360314dac7e47fd0b821</meta:generator>
    <meta:document-statistic meta:object-count="42"/>
  </office:meta>
</office:document-meta>
</file>